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218c" officeooo:paragraph-rsid="000cdbcf"/>
    </style:style>
    <style:style style:name="P2" style:family="paragraph" style:parent-style-name="Text_20_body">
      <style:text-properties officeooo:rsid="0016218c" officeooo:paragraph-rsid="00084129"/>
    </style:style>
    <style:style style:name="P3" style:family="paragraph" style:parent-style-name="Text_20_body">
      <style:text-properties officeooo:rsid="0016218c" officeooo:paragraph-rsid="000cdbcf"/>
    </style:style>
    <style:style style:name="P4" style:family="paragraph" style:parent-style-name="Text_20_body">
      <style:text-properties officeooo:rsid="0016218c" officeooo:paragraph-rsid="000e8d85"/>
    </style:style>
    <style:style style:name="P5" style:family="paragraph" style:parent-style-name="Text_20_body">
      <style:text-properties officeooo:rsid="00084129" officeooo:paragraph-rsid="00084129"/>
    </style:style>
    <style:style style:name="P6" style:family="paragraph" style:parent-style-name="Text_20_body">
      <style:text-properties officeooo:rsid="00084129" officeooo:paragraph-rsid="000b2a2d"/>
    </style:style>
    <style:style style:name="P7" style:family="paragraph" style:parent-style-name="Text_20_body">
      <style:text-properties officeooo:rsid="00084129" officeooo:paragraph-rsid="000cdbcf"/>
    </style:style>
    <style:style style:name="T1" style:family="text">
      <style:text-properties officeooo:rsid="00084129"/>
    </style:style>
    <style:style style:name="T2" style:family="text">
      <style:text-properties officeooo:rsid="0009f543"/>
    </style:style>
    <style:style style:name="T3" style:family="text">
      <style:text-properties officeooo:rsid="000b2a2d"/>
    </style:style>
    <style:style style:name="T4" style:family="text">
      <style:text-properties officeooo:rsid="000cdbcf"/>
    </style:style>
    <style:style style:name="T5" style:family="text">
      <style:text-properties fo:font-style="normal" officeooo:rsid="000cdbcf" style:font-style-asian="normal" style:font-style-complex="normal"/>
    </style:style>
    <style:style style:name="T6" style:family="text">
      <style:text-properties officeooo:rsid="000e8d85"/>
    </style:style>
    <style:style style:name="T7" style:family="text">
      <style:text-properties officeooo:rsid="00104799"/>
    </style:style>
    <style:style style:name="T8" style:family="text">
      <style:text-properties officeooo:rsid="00118564"/>
    </style:style>
    <style:style style:name="T9" style:family="text">
      <style:text-properties officeooo:rsid="00159f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chnical process</text:p>
      <text:p text:style-name="P2"/>
      <text:p text:style-name="P2">4.1 Methods, Tools and Techniques</text:p>
      <text:p text:style-name="P2"><text:tab/><text:span text:style-name="T9">Discussions about the processes below will be made in person or by e-mail.</text:span></text:p>
      <text:p text:style-name="P2"><text:tab/><text:span text:style-name="T9">Assignments for creating or altering any particular piece of code, document, etc. will be by volunteering. If someone volunteers for more than they can handle they should simply contact the other members of the group for help.</text:span></text:p>
      <text:p text:style-name="P2"><text:tab/><text:span text:style-name="T9">We will use version control, code reviews, and software tests (unit, integration, system, and regression) as described below.</text:span></text:p>
      <text:p text:style-name="P2"/>
      <text:p text:style-name="P2">4.2 Software Documentation</text:p>
      <text:p text:style-name="P2"><text:tab/><text:span text:style-name="T1">Software documentation will be handled as follows:</text:span></text:p>
      <text:p text:style-name="P5"><text:tab/><text:span text:style-name="T4">a</text:span>. All code sh<text:span text:style-name="T3">all</text:span> be documented with <text:span text:style-name="T3">reasonable</text:span> comments.</text:p>
      <text:p text:style-name="P5"><text:tab/>Use the following header for classes (comments in react are notated the same as Java):</text:p>
      <text:p text:style-name="P5"><text:tab/>/**</text:p>
      <text:p text:style-name="P7"><text:tab/>*<text:tab/>[Brief description]</text:p>
      <text:p text:style-name="P5"><text:tab/>*<text:tab/><text:span text:style-name="T4">@author</text:span></text:p>
      <text:p text:style-name="P5"><text:tab/>*/</text:p>
      <text:p text:style-name="P5"><text:tab/>Use the following header for methods:</text:p>
      <text:p text:style-name="P5"><text:tab/>/**</text:p>
      <text:p text:style-name="P6"><text:tab/>* <text:s/>[brief description]</text:p>
      <text:p text:style-name="P5"><text:tab/>* <text:span text:style-name="T3">@</text:span>param <text:span text:style-name="T3">[name] [description]</text:span></text:p>
      <text:p text:style-name="P6"><text:tab/>* <text:span text:style-name="T3">@</text:span>param <text:span text:style-name="T3">[name] [description] ...</text:span></text:p>
      <text:p text:style-name="P6"><text:tab/>* <text:span text:style-name="T3">@throws [exception]</text:span></text:p>
      <text:p text:style-name="P5"><text:tab/>* <text:span text:style-name="T3">@</text:span>retur<text:span text:style-name="T3">n</text:span></text:p>
      <text:p text:style-name="P5"><text:tab/>*/</text:p>
      <text:p text:style-name="P5"><text:tab/>This comment style should allow automatic <text:span text:style-name="T2">API</text:span> documentation <text:span text:style-name="T2">based on the comments in our source code</text:span>. [I will update this once I <text:span text:style-name="T2">have found an appropriate tool to use with React</text:span>. <text:span text:style-name="T3">Netbeans can do it for sure.</text:span>]</text:p>
      <text:p text:style-name="P5"><text:tab/><text:span text:style-name="T4">b. Citations for any code borrowed or adapted from elsewhere should go in the header for the code file </text:span><text:span text:style-name="T5">and</text:span><text:span text:style-name="T4"> directly above the code where it’s used.</text:span></text:p>
      <text:p text:style-name="P5"><text:soft-page-break/></text:p>
      <text:p text:style-name="P2">4.3 Project Support Functions</text:p>
      <text:p text:style-name="P4"><text:tab/><text:span text:style-name="T8">a. Configuration Management and Continuous Integration</text:span></text:p>
      <text:p text:style-name="P4"><text:span text:style-name="T4"><text:tab/>i. We will use Github for version control of all documents, code, and materials, except for documents where multiple developers are expected to work simultaneously frequently.</text:span></text:p>
      <text:p text:style-name="P3"><text:tab/><text:span text:style-name="T1">For documents that multiple developers are expected to work on simultaneously frequently and for which there are set due dates, or which were created before the Github project was created, we will use a Google Doc, since it permits simultaneous editing. At the moment, the only documents fitting this criteria are the Requirements document and the document containing the use cases, class descriptions and diagrams.</text:span></text:p>
      <text:p text:style-name="P3"><text:tab/><text:span text:style-name="T7">Developers are expected to work in their local copy of the project and perform the following actions to implement changes to the master branch via Github:</text:span></text:p>
      <text:p text:style-name="P1"><text:tab/>1. Sync your project in the Github desktop app before doing any work on an existing document. Sync is in the upper right.</text:p>
      <text:p text:style-name="Standard"><text:tab/>2. Save your local document after you've made your changes or added a new file.</text:p>
      <text:p text:style-name="Standard"><text:tab/>3. If you are finished working on that document or have made an important change, commit it.</text:p>
      <text:p text:style-name="Standard"><text:tab/>4. If you have more files to work on, GOTO Step 1.</text:p>
      <text:p text:style-name="Standard"><text:tab/>5. ELSE stop.</text:p>
      <text:p text:style-name="P3"/>
      <text:p text:style-name="P3"><text:tab/><text:span text:style-name="T6">ii. Since this project is expected to only have one full release at the end of the semester, we will not be using a version control numbering system (either for the software or for documentation).</text:span></text:p>
      <text:p text:style-name="P3"/>
      <text:p text:style-name="P3"><text:tab/><text:span text:style-name="T7">iii. To avoid duplicating effort or errors in versions of files: If a class (code file) is under review, the developer should not alter the file until the review is complete. If a developer who is not the author of a class wishes to make changes, they should notify the author before and after they’ve made the changes. The process for making changes is in 4.3bi. Github should handle incorporating changes but developers should still be careful to avoid working on the same parts of documents at the same time so communication is vital.</text:span></text:p>
      <text:p text:style-name="P3"/>
      <text:p text:style-name="P3"><text:tab/><text:span text:style-name="T8">b. Quality Assurance, Verification, and Validation.</text:span></text:p>
      <text:p text:style-name="P3"><text:tab/><text:span text:style-name="T7">Regular code reviews will be performed to validate the project parts at each step to ensure that they conform to the project requirements.</text:span></text:p>
      <text:p text:style-name="P3"><text:tab/><text:span text:style-name="T7">Verification will be done in accordance with the unit, integration, system, and regression tests.</text:span></text:p>
      <text:p text:style-name="P3"><text:tab/><text:span text:style-name="T7">[Insert tests here after I write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 Patton</meta:initial-creator>
    <meta:creation-date>2018-06-20T12:11:48.313135000</meta:creation-date>
    <dc:date>2018-06-20T16:14:15.740630000</dc:date>
    <dc:creator>Jon Patton</dc:creator>
    <meta:editing-duration>PT33M54S</meta:editing-duration>
    <meta:editing-cycles>6</meta:editing-cycles>
    <meta:generator>LibreOffice/5.2.7.2$MacOSX_X86_64 LibreOffice_project/2b7f1e640c46ceb28adf43ee075a6e8b8439ed10</meta:generator>
    <meta:document-statistic meta:table-count="0" meta:image-count="0" meta:object-count="0" meta:page-count="2" meta:paragraph-count="39" meta:word-count="582" meta:character-count="3518" meta:non-whitespace-character-count="2939"/>
  </office:meta>
</office:document-meta>
</file>